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524a1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66289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6289" officeooo:paragraph-rsid="00166289" style:text-blinking="false" fo:background-color="transparent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524a1" fo:background-color="transparent"/>
    </style:style>
    <style:style style:name="T1" style:family="text">
      <style:text-properties officeooo:rsid="001524a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24a1" style:text-blinking="fals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ÉTODOS DE PLATAFORMA (CLASE PRINCIPAL)</text:p>
      <text:p text:style-name="P1"/>
      <text:p text:style-name="P1"><text:bookmark text:name="docs-internal-guid-3cf1ea18-7fff-a997-82b1-5ca29c2ab990"/>CREAR USUARIO - USUARIO-&gt; <text:span text:style-name="T1">(COMPLETO)</text:span></text:p>
      <text:p text:style-name="P1">AGREGAR NUEVO JUEGO - SISTEMA-&gt; <text:s/><text:span text:style-name="T1">(COMPLETO)</text:span></text:p>
      <text:p text:style-name="P2">AGREGAR JUEGO COMPRADO A LA BIBLIOTECA – SISTEMA→ <text:span text:style-name="T1">(NO REALIZADO)</text:span></text:p>
      <text:p text:style-name="P7"><text:span text:style-name="T2">ELIMINAR JUEGO → </text:span><text:span text:style-name="T3">(INCOMPLETO)</text:span></text:p>
      <text:p text:style-name="P2">AGREGAR JUEGO A COMPRAR A CARRITO - USUARIO → <text:span text:style-name="T1">(INCOMPLETO)</text:span></text:p>
      <text:p text:style-name="P6"><text:span text:style-name="T2">BUSCAR JUEGO -&gt; </text:span><text:span text:style-name="T3">(INCOMPLETO)</text:span></text:p>
      <text:p text:style-name="P3">ELIMINAR USUARIO -&gt; <text:span text:style-name="T1">(COMPLETO)</text:span></text:p>
      <text:p text:style-name="P3">MOSTRAR JUEGO - SISTEMA-&gt;<text:span text:style-name="T1">(COMPLETO)</text:span></text:p>
      <text:p text:style-name="P2">MOSTRAR BIBLIOTECA[] → <text:span text:style-name="T1">(NO REALIZADO)</text:span></text:p>
      <text:p text:style-name="P7"><text:span text:style-name="T2">COMPRAR JUEGO -&gt; </text:span><text:span text:style-name="T3">(NO REALIZADO)</text:span></text:p>
      <text:p text:style-name="P2">COMPRAR CARRITO -&gt; <text:span text:style-name="T1">(NO REALIZADO)</text:span></text:p>
      <text:p text:style-name="P2">GUARDAR USUARIO JUEGO - SISTEMA-&gt; <text:span text:style-name="T1">(NO REALIZADO)</text:span></text:p>
      <text:p text:style-name="P2"/>
      <text:p text:style-name="P4">Implementamos un boceto del menú(La interacción de la plataforma con el usuario) en el código para previsualizar las partes que se pueden incluir y de forma lo podemos hacer</text:p>
      <text:p text:style-name="P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0:51:42.554113812</meta:creation-date>
    <dc:date>2023-11-08T01:07:55.537025078</dc:date>
    <meta:editing-duration>PT6M2S</meta:editing-duration>
    <meta:editing-cycles>1</meta:editing-cycles>
    <meta:document-statistic meta:table-count="0" meta:image-count="0" meta:object-count="0" meta:page-count="1" meta:paragraph-count="15" meta:word-count="102" meta:character-count="685" meta:non-whitespace-character-count="594"/>
    <meta:generator>LibreOffice/7.3.7.2$Linux_X86_64 LibreOffice_project/30$Build-2</meta:generator>
  </office:meta>
</office:document-meta>
</file>